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WTRenderer.setPreviewDialogDisplayed( boolean sh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WTRenderer.debugBackAndBorders( Area area , float startx , float starty , float width , floa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WTRenderer.supportsOutOf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WTRenderer.getPageImageSize( int page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WTRenderer.AWTRenderer( boolean previewAsMainWind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WTRenderer.drawBackAndBorders( Area area , float startx , float starty , float width , float heigh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WTRenderer.stopRender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WTRenderer.AWTRende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WTRenderer.renderPage( PageViewport pageViewpo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WTRenderer.setUserAgent( FOUserAgent foUserAg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WTRenderer.setRenderable( Renderable render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WTRenderer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WTRenderer.getPrintable( int pag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WTRenderer.setStatusListener( StatusListener status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WTRenderer.getPageFormat( int page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WTRenderer.getStatus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